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75cm" draw:marker-end-width="0.27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font-family="Calibri" style:font-family-generic="swiss" style:font-pitch="variable"/>
    </style:style>
    <style:style style:name="P4" style:family="paragraph">
      <style:paragraph-properties fo:text-align="center"/>
      <style:text-properties fo:font-family="Calibri" style:font-family-generic="swiss" style:font-pitch="variable" fo:font-size="15pt" style:font-size-asian="15pt" style:font-size-complex="15pt"/>
    </style:style>
    <style:style style:name="T1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family="Calibri" style:font-style-name="Regular" style:font-family-generic="swiss" style:font-family-asian="Calibri" style:font-style-name-asian="Regular" style:font-family-generic-asian="swiss" style:font-family-complex="Calibri" style:font-style-name-complex="Regular" style:font-family-generic-complex="swiss"/>
    </style:style>
    <style:style style:name="T3" style:family="text">
      <style:text-properties fo:font-family="Calibri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3cm" svg:height="1.5cm" svg:x="0.585cm" svg:y="0.4cm">
          <draw:glue-point draw:id="12" svg:x="2.674cm" svg:y="4.133cm"/>
          <draw:glue-point draw:id="13" svg:x="4.534cm" svg:y="2.133cm"/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885cm" svg:y1="1.15cm" svg:x2="7.77cm" svg:y2="1.135cm" draw:start-shape="id1" draw:start-glue-point="10" draw:end-shape="id2" draw:end-glue-point="6" svg:d="m4885 1150 2885-15">
          <text:p/>
        </draw:connector>
        <draw:custom-shape draw:style-name="gr3" draw:text-style-name="P2" xml:id="id2" draw:id="id2" draw:layer="layout" svg:width="4.3cm" svg:height="1.5cm" svg:x="7.77cm" svg:y="0.38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7cm" svg:height="1.5cm" svg:x="0.385cm" svg:y="5cm">
          <text:p text:style-name="P1"><text:span text:style-name="T1">S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4.7cm" svg:height="1.5cm" svg:x="7.585cm" svg:y="5cm">
          <text:p text:style-name="P1"><text:span text:style-name="T1">T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735cm" svg:y1="1.9cm" svg:x2="2.735cm" svg:y2="5cm" draw:start-shape="id1" draw:start-glue-point="8" draw:end-shape="id3" svg:d="m2735 1900v3100">
          <text:p/>
        </draw:connector>
        <draw:frame draw:style-name="gr4" draw:text-style-name="P3" draw:layer="layout" svg:width="1.1cm" svg:height="1.2cm" svg:x="5.785cm" svg:y="0.27cm">
          <draw:text-box>
            <text:p><text:span text:style-name="T2">Δ</text:span></text:p>
          </draw:text-box>
        </draw:frame>
        <draw:frame draw:style-name="gr4" draw:text-style-name="P3" draw:layer="layout" svg:width="1.1cm" svg:height="1.2cm" svg:x="2.685cm" svg:y="2.75cm">
          <draw:text-box>
            <text:p><text:span text:style-name="T2">O</text:span></text:p>
          </draw:text-box>
        </draw:frame>
        <draw:frame draw:style-name="gr4" draw:text-style-name="P3" draw:layer="layout" svg:width="1.1cm" svg:height="1.2cm" svg:x="9.885cm" svg:y="2.77cm">
          <draw:text-box>
            <text:p><text:span text:style-name="T2">O'</text:span></text:p>
          </draw:text-box>
        </draw:frame>
        <draw:connector draw:style-name="gr2" draw:text-style-name="P1" draw:layer="layout" draw:type="line" svg:x1="9.92cm" svg:y1="1.885cm" svg:x2="9.935cm" svg:y2="5cm" draw:start-shape="id2" draw:start-glue-point="8" draw:end-shape="id4" draw:end-glue-point="4" svg:d="m9920 1885 15 3115">
          <text:p/>
        </draw:connector>
        <draw:custom-shape draw:style-name="gr5" draw:text-style-name="P4" draw:layer="layout" svg:width="4.6cm" svg:height="2.1cm" svg:x="4.3cm" svg:y="2.3cm">
          <text:p text:style-name="P4"><text:span text:style-name="T3">Aktualisieru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5cm" fo:margin-left="0cm" fo:margin-right="0cm" fo:page-width="12.5cm" fo:page-height="6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6:14:32.98</meta:creation-date>
    <dc:date>2012-10-23T17:56:10.90</dc:date>
    <dc:creator>Philipp Lucas</dc:creator>
    <meta:editing-duration>PT19M34S</meta:editing-duration>
    <meta:editing-cycles>4</meta:editing-cycles>
    <meta:generator>OpenOffice.org/3.4$Win32 OpenOffice.org_project/340m1$Build-9590</meta:generator>
    <meta:document-statistic meta:object-count="11"/>
  </office:meta>
</office:document-meta>
</file>